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Dashed_20__28_var_29_" svg:stroke-width="0.051cm" svg:stroke-color="#808080" draw:marker-start-width="0.276cm" draw:marker-end="Arrowheads_20_3" draw:marker-end-width="0.276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6cm" draw:marker-end-width="0.276cm" draw:fill="none" draw:fill-color="#9900ff" draw:textarea-horizontal-align="justify" draw:textarea-vertical-align="middle" draw:auto-grow-height="false" fo:min-height="0.335cm" fo:min-width="0.085cm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min-height="1.986cm" fo:min-width="2.371cm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-width="0.276cm" draw:marker-end-width="0.276cm" draw:fill="none" draw:fill-color="#9900ff" draw:textarea-horizontal-align="justify" draw:textarea-vertical-align="middle" draw:auto-grow-height="false" fo:min-height="0.335cm" fo:min-width="0.466cm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marker-end="Arrowheads_20_3" draw:fill="none" draw:textarea-vertical-align="middle"/>
    </style:style>
    <style:style style:name="gr7" style:family="graphic" style:parent-style-name="standard" style:list-style-name="L1">
      <style:graphic-properties svg:stroke-width="0.051cm" svg:stroke-color="#000000" draw:marker-start-width="0.276cm" draw:marker-end-width="0.276cm" draw:fill="none" draw:fill-color="#111111" draw:textarea-horizontal-align="justify" draw:textarea-vertical-align="middle" draw:auto-grow-height="false" fo:min-height="0.42cm" fo:min-width="0.17cm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min-height="0.598cm" fo:min-width="0.329cm" fo:padding-top="0.15cm" fo:padding-bottom="0.15cm" fo:padding-left="0.275cm" fo:padding-right="0.275cm"/>
    </style:style>
    <style:style style:name="gr9" style:family="graphic" style:parent-style-name="standard" style:list-style-name="L1">
      <style:graphic-properties svg:stroke-width="0.051cm" svg:stroke-color="#000000" draw:marker-start-width="0.276cm" draw:marker-end-width="0.276cm" draw:fill="none" draw:fill-color="#111111" draw:textarea-horizontal-align="justify" draw:textarea-vertical-align="middle" draw:auto-grow-height="false" fo:min-height="0.42cm" fo:min-width="0.17cm" fo:padding-top="0.15cm" fo:padding-bottom="0.15cm" fo:padding-left="0.275cm" fo:padding-right="0.275cm"/>
    </style:style>
    <style:style style:name="gr10" style:family="graphic" style:parent-style-name="objectwithoutfill">
      <style:graphic-properties draw:stroke="dash" draw:stroke-dash="Fine_20_Dashed" svg:stroke-width="0.051cm" svg:stroke-color="#333333" draw:marker-start-width="0.276cm" draw:marker-end="Arrowheads_20_4" draw:marker-end-width="0.276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draw:stroke="solid" draw:stroke-dash="Dashed_20__28_var_29_" svg:stroke-width="0.051cm" svg:stroke-color="#808080" draw:marker-start-width="0.276cm" draw:marker-end="Arrowheads_20_4" draw:marker-end-width="0.276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draw:stroke="solid" draw:stroke-dash="Dashed_20__28_var_29_" svg:stroke-width="0.051cm" svg:stroke-color="#808080" draw:marker-start="Arrowheads_20_4" draw:marker-start-width="0.276cm" draw:marker-end="" draw:marker-end-width="0.276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dash" draw:stroke-dash="Fine_20_Dashed" svg:stroke-width="0.051cm" svg:stroke-color="#b2b2b2" draw:marker-start-width="0.276cm" draw:marker-end="Arrowheads_20_4" draw:marker-end-width="0.276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margin-left="0cm" fo:margin-right="0cm" fo:margin-top="0.2cm" fo:margin-bottom="0.2cm" fo:line-height="100%" fo:text-align="center" fo:text-indent="0cm"/>
    </style:style>
    <style:style style:name="P4" style:family="paragraph">
      <style:paragraph-properties fo:margin-left="0cm" fo:margin-right="0cm" fo:margin-top="0.2cm" fo:margin-bottom="0.2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position="sub 58%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Liberation Sans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sub 58%" style:font-name="Liberation Sans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text-style-name="P1" draw:layer="layout" svg:width="0.38cm" svg:height="3.555cm" draw:transform="rotate (-3.14159265358979) translate (11.201cm 11.792cm)" svg:viewBox="0 0 381 3556" draw:points="0,0 381,0 381,3556 0,3556">
          <text:p/>
        </draw:polyline>
        <draw:custom-shape draw:style-name="gr2" draw:text-style-name="P2" draw:layer="layout" svg:width="0.635cm" svg:height="0.635cm" svg:x="14.081cm" svg:y="12.237cm">
          <text:p text:style-name="P1"><text:span text:style-name="T1">Tx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2" draw:text-style-name="P2" draw:layer="layout" svg:width="0.635cm" svg:height="0.635cm" svg:x="14.081cm" svg:y="10.74cm">
          <text:p text:style-name="P1"><text:span text:style-name="T1">Rx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3" draw:text-style-name="P1" draw:layer="layout" svg:width="2.921cm" svg:height="2.286cm" svg:x="14.716cm" svg:y="10.652cm">
          <text:p text:style-name="P1">TRM<text:span text:style-name="T2">V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4" draw:text-style-name="P2" draw:layer="layout" svg:width="1.016cm" svg:height="0.635cm" draw:transform="rotate (1.5707963267949) translate (17.637cm 12.303cm)">
          <text:p/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polyline draw:style-name="gr5" draw:text-style-name="P1" draw:layer="layout" svg:width="0.507cm" svg:height="0.253cm" draw:transform="rotate (-3.14159265358979) translate (14.095cm 12.554cm)" svg:viewBox="0 0 508 254" draw:points="0,0 254,0 508,254">
          <text:p/>
        </draw:polyline>
        <draw:polyline draw:style-name="gr5" draw:text-style-name="P1" draw:layer="layout" svg:width="0.507cm" svg:height="0.253cm" svg:x="13.587cm" svg:y="11.057cm" svg:viewBox="0 0 508 254" draw:points="508,0 254,0 0,254">
          <text:p/>
        </draw:polyline>
        <draw:path draw:style-name="gr6" draw:text-style-name="P1" draw:layer="layout" svg:width="0.633cm" svg:height="0.422cm" draw:transform="rotate (-2.5535912285929) translate (13.6140000000003cm 12.0460000000004cm)" svg:viewBox="0 0 634 423" svg:d="M0 0c458 0 634 423 634 423">
          <text:p/>
        </draw:path>
        <draw:custom-shape draw:style-name="gr7" draw:text-style-name="P4" draw:layer="layout" svg:width="1.016cm" svg:height="1.016cm" svg:x="11.328cm" svg:y="11.311cm">
          <text:p text:style-name="P3"><text:span text:style-name="T3">Ant</text:span><text:span text:style-name="T4">V</text:span></text:p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2.598cm" svg:y1="11.819cm" svg:x2="12.344cm" svg:y2="11.819cm">
          <text:p/>
        </draw:line>
        <draw:custom-shape draw:style-name="gr8" draw:text-style-name="P1" draw:layer="layout" svg:width="1.243cm" svg:height="1.27cm" draw:transform="rotate (1.5707963267949) translate (12.598cm 12.42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14.081cm" svg:y="8.635cm">
          <text:p text:style-name="P1"><text:span text:style-name="T1">Tx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2" draw:text-style-name="P2" draw:layer="layout" svg:width="0.635cm" svg:height="0.635cm" svg:x="14.081cm" svg:y="7.138cm">
          <text:p text:style-name="P1"><text:span text:style-name="T1">Rx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3" draw:text-style-name="P1" draw:layer="layout" svg:width="2.921cm" svg:height="2.286cm" svg:x="14.716cm" svg:y="7.096cm">
          <text:p text:style-name="P1">TRM<text:span text:style-name="T2">H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4" draw:text-style-name="P2" draw:layer="layout" svg:width="1.016cm" svg:height="0.635cm" draw:transform="rotate (1.5707963267949) translate (17.637cm 8.62cm)">
          <text:p/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polyline draw:style-name="gr5" draw:text-style-name="P1" draw:layer="layout" svg:width="0.507cm" svg:height="0.253cm" draw:transform="rotate (-3.14159265358979) translate (14.095cm 8.952cm)" svg:viewBox="0 0 508 254" draw:points="0,0 254,0 508,254">
          <text:p/>
        </draw:polyline>
        <draw:polyline draw:style-name="gr5" draw:text-style-name="P1" draw:layer="layout" svg:width="0.507cm" svg:height="0.253cm" svg:x="13.587cm" svg:y="7.455cm" svg:viewBox="0 0 508 254" draw:points="508,0 254,0 0,254">
          <text:p/>
        </draw:polyline>
        <draw:path draw:style-name="gr6" draw:text-style-name="P1" draw:layer="layout" svg:width="0.633cm" svg:height="0.422cm" draw:transform="rotate (-2.5535912285929) translate (13.6140000000003cm 8.4440000000004cm)" svg:viewBox="0 0 634 423" svg:d="M0 0c458 0 634 423 634 423">
          <text:p/>
        </draw:path>
        <draw:custom-shape draw:style-name="gr9" draw:text-style-name="P4" draw:layer="layout" svg:width="1.016cm" svg:height="1.016cm" svg:x="11.328cm" svg:y="7.709cm">
          <text:p text:style-name="P3"><text:span text:style-name="T5">Ant</text:span><text:span text:style-name="T6">H</text:span></text:p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2.598cm" svg:y1="8.217cm" svg:x2="12.344cm" svg:y2="8.217cm">
          <text:p/>
        </draw:line>
        <draw:custom-shape draw:style-name="gr8" draw:text-style-name="P1" draw:layer="layout" svg:width="1.243cm" svg:height="1.27cm" draw:transform="rotate (1.5707963267949) translate (12.598cm 8.82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0" draw:text-style-name="P1" draw:layer="layout" svg:width="5.46cm" svg:height="1.018cm" draw:transform="rotate (-3.14159265358979) translate (19.161cm 13.192cm)" svg:viewBox="0 0 5461 1019" draw:points="0,1016 2245,1019 2921,381 5334,381 5461,254 5461,0 0,0">
          <text:p/>
        </draw:polyline>
        <draw:polyline draw:style-name="gr10" draw:text-style-name="P1" draw:layer="layout" svg:width="5.519cm" svg:height="1.145cm" draw:transform="rotate (-3.14159265358979) translate (19.161cm 9.636cm)" svg:viewBox="0 0 5520 1146" draw:points="0,1143 2118,1146 2794,508 5334,508 5520,303 5520,49 0,0">
          <text:p/>
        </draw:polyline>
        <draw:polyline draw:style-name="gr11" draw:text-style-name="P1" draw:layer="layout" svg:width="6.816cm" svg:height="0.761cm" draw:transform="rotate (-3.14159265358979) translate (19.161cm 12.554cm)" svg:viewBox="0 0 6817 762" draw:points="0,759 3642,762 4404,0 6309,0 6817,508">
          <text:p/>
        </draw:polyline>
        <draw:polyline draw:style-name="gr12" draw:text-style-name="P1" draw:layer="layout" svg:width="6.816cm" svg:height="0.664cm" svg:x="12.344cm" svg:y="7.447cm" svg:viewBox="0 0 6817 665" draw:points="6817,665 3048,662 2413,0 508,0 0,508">
          <text:p/>
        </draw:polyline>
        <draw:polyline draw:style-name="gr13" draw:text-style-name="P1" draw:layer="layout" svg:width="5.292cm" svg:height="1.018cm" draw:transform="rotate (-3.14159265358979) translate (19.161cm 11.414cm)" svg:viewBox="0 0 5293 1019" draw:points="0,1016 5039,1019 5293,765 5293,511 2372,511 1864,3 0,0">
          <text:p/>
        </draw:polyline>
        <draw:polyline draw:style-name="gr13" draw:text-style-name="P1" draw:layer="layout" svg:width="5.46cm" svg:height="0.891cm" draw:transform="rotate (-3.14159265358979) translate (19.161cm 7.731cm)" svg:viewBox="0 0 5461 892" draw:points="0,889 5166,892 5420,638 5461,508 2667,508 2159,0 0,0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3" draw:display-name="Arrowheads 3" svg:viewBox="0 0 1013 1130" svg:d="M1009 1050l-449-1008-22-30-29-12-34 12-21 26-449 1012-5 13v8l5 21 12 21 17 13 21 4h903l21-4 21-13 9-21 4-21v-8z"/>
    <draw:marker draw:name="Arrowheads_20_4" draw:display-name="Arrowheads 4" svg:viewBox="0 0 1321 3493" svg:d="M1321 3493h-1321l661-3493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ancisco Soler</meta:initial-creator>
    <meta:creation-date>2016-09-27T16:46:10.417178631</meta:creation-date>
    <dc:date>2016-10-16T11:07:50.515434763</dc:date>
    <dc:creator>Francisco Soler</dc:creator>
    <meta:editing-duration>PT1H22M7S</meta:editing-duration>
    <meta:editing-cycles>18</meta:editing-cycles>
    <meta:generator>LibreOffice/4.3.3.2$Linux_X86_64 LibreOffice_project/430m0$Build-2</meta:generator>
    <meta:document-statistic meta:object-count="27"/>
  </office:meta>
</office:document-meta>
</file>